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JCRMailRepository.configure( Configuration configu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valonJCRMailRepository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